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Arial" style:font-family-generic="swiss"/>
    <style:font-face style:name="Arial" svg:font-family="Arial" style:font-family-generic="swiss" style:font-pitch="variable"/>
    <style:font-face style:name="Arial2" svg:font-family="Arial, 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1in"/>
    </style:style>
    <style:style style:name="co2" style:family="table-column">
      <style:table-column-properties fo:break-before="auto" style:column-width="2.8201in"/>
    </style:style>
    <style:style style:name="co3" style:family="table-column">
      <style:table-column-properties fo:break-before="auto" style:column-width="2.2146in"/>
    </style:style>
    <style:style style:name="co4" style:family="table-column">
      <style:table-column-properties fo:break-before="auto" style:column-width="2.6217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color="#000000" style:text-outline="false" style:text-line-through-style="none" style:font-name="Arial1" fo:font-size="9pt" fo:font-style="normal" fo:text-shadow="none" style:text-underline-style="none" fo:font-weight="bold" style:text-underline-mode="continuous" style:text-overline-mode="continuous" style:text-line-through-mode="continuous" style:font-name-asian="Arial1" style:font-size-asian="9pt" style:font-style-asian="normal" style:font-weight-asian="bold" style:font-name-complex="Arial1" style:font-size-complex="5.09999990463257pt" style:font-style-complex="normal" style:font-weight-complex="bold" style:text-emphasize="none" style:font-relief="none" style:text-overline-style="none" style:text-overline-color="font-color"/>
    </style:style>
    <style:style style:name="ce2" style:family="table-cell" style:parent-style-name="Default">
      <style:table-cell-properties fo:border="none"/>
      <style:text-properties fo:color="#000000" style:text-outline="false" style:text-line-through-style="none" style:font-name="Arial1" fo:font-size="9pt" fo:font-style="normal" fo:text-shadow="none" style:text-underline-style="none" fo:font-weight="normal" style:text-underline-mode="continuous" style:text-overline-mode="continuous" style:text-line-through-mode="continuous" style:font-name-asian="Arial1" style:font-size-asian="9pt" style:font-style-asian="normal" style:font-weight-asian="normal" style:font-name-complex="Arial1" style:font-size-complex="5.09999990463257pt" style:font-style-complex="normal" style:font-weight-complex="normal" style:text-emphasize="none" style:font-relief="none" style:text-overline-style="none" style:text-overline-color="font-color"/>
    </style:style>
    <style:style style:name="ce3" style:family="table-cell" style:parent-style-name="Default">
      <style:table-cell-properties fo:border="none"/>
      <style:text-properties fo:color="#000000" style:text-outline="false" style:text-line-through-style="none" style:font-name="Arial2" fo:font-size="9pt" fo:font-style="normal" fo:text-shadow="none" style:text-underline-style="none" fo:font-weight="normal" style:text-underline-mode="continuous" style:text-overline-mode="continuous" style:text-line-through-mode="continuous" style:font-name-asian="Arial1"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ce4" style:family="table-cell" style:parent-style-name="Default">
      <style:table-cell-properties fo:border="none"/>
      <style:text-properties fo:color="#000000" style:text-outline="false" style:text-line-through-style="none" style:font-name="Arial" fo:font-size="9pt" fo:font-style="normal" fo:text-shadow="none" style:text-underline-style="none" fo:font-weight="bold" style:text-underline-mode="continuous" style:text-overline-mode="continuous" style:text-line-through-mode="continuous" style:font-name-asian="Arial1" style:font-size-asian="9pt" style:font-style-asian="normal" style:font-weight-asian="bold" style:font-name-complex="Arial1" style:font-size-complex="9pt"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9pt" fo:font-style="normal" fo:text-shadow="none" style:text-underline-style="none" fo:font-weight="normal" style:text-underline-mode="continuous" style:text-overline-mode="continuous" style:text-line-through-mode="continuous"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font-name="Arial1" fo:font-size="9pt" style:text-underline-style="none" style:font-name-asian="Arial1" style:font-size-asian="9pt" style:font-name-complex="Arial1" style:font-size-complex="5.09999990463257pt"/>
    </style:style>
    <style:style style:name="T2" style:family="text">
      <style:text-properties fo:color="#000000" style:font-name="Arial1" fo:font-size="9pt" style:font-name-asian="Arial1" style:font-size-asian="9pt" style:font-name-complex="Arial1" style:font-size-complex="5.09999990463257pt"/>
    </style:style>
    <style:style style:name="T3" style:family="text">
      <style:text-properties fo:font-size="12pt"/>
    </style:style>
  </office:automatic-styles>
  <office:body>
    <office:spreadsheet>
      <table:table table:name="Messages (EN)" table:style-name="ta1" table:print="false">
        <table:table-column table:style-name="co1" table:number-columns-repeated="2" table:default-cell-style-name="ce2"/>
        <table:table-column table:style-name="co2" table:default-cell-style-name="ce2"/>
        <table:table-column table:style-name="co3"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2"/>
        <table:table-column table:style-name="co5" table:default-cell-style-name="ce5"/>
        <table:table-row table:style-name="ro1">
          <table:table-cell table:style-name="ce1" office:value-type="string">
            <text:p>Air Quality</text:p>
          </table:table-cell>
          <table:table-cell table:style-name="ce1" office:value-type="string">
            <text:p>Risk level</text:p>
          </table:table-cell>
          <table:table-cell table:style-name="ce1" office:value-type="string">
            <text:p>Description of risk: General population</text:p>
          </table:table-cell>
          <table:table-cell table:style-name="ce1" office:value-type="string">
            <text:p>Description of risk: Sensitive Population</text:p>
          </table:table-cell>
          <table:table-cell table:style-name="ce1" office:value-type="string">
            <text:p>People with cardiovascular or respiratory diseases and those over 60 years of age</text:p>
          </table:table-cell>
          <table:table-cell table:style-name="ce1" office:value-type="string">
            <text:p>Children under 12 years old and pregnant people</text:p>
          </table:table-cell>
          <table:table-cell table:style-name="ce1" office:value-type="string">
            <text:p>General population</text:p>
          </table:table-cell>
          <table:table-cell table:style-name="ce1" office:value-type="string">
            <text:p>Color</text:p>
          </table:table-cell>
          <table:table-cell table:style-name="ce4" office:value-type="string">
            <text:p>Color Code</text:p>
          </table:table-cell>
        </table:table-row>
        <table:table-row table:style-name="ro1">
          <table:table-cell office:value-type="string">
            <text:p>Good</text:p>
          </table:table-cell>
          <table:table-cell office:value-type="string">
            <text:p>Low</text:p>
          </table:table-cell>
          <table:table-cell table:number-columns-repeated="2" office:value-type="string">
            <text:p>The health risk is minimal or non-existent.</text:p>
          </table:table-cell>
          <table:table-cell table:number-columns-repeated="3" office:value-type="string">
            <text:p>Enjoy outdoor activities</text:p>
          </table:table-cell>
          <table:table-cell office:value-type="string">
            <text:p>Green</text:p>
          </table:table-cell>
          <table:table-cell office:value-type="string">
            <text:p>#00E400 </text:p>
          </table:table-cell>
        </table:table-row>
        <table:table-row table:style-name="ro2">
          <table:table-cell office:value-type="string">
            <text:p>Acceptable</text:p>
          </table:table-cell>
          <table:table-cell office:value-type="string">
            <text:p>Moderate</text:p>
          </table:table-cell>
          <table:table-cell office:value-type="string">
            <text:p>The health risk is minimal.</text:p>
          </table:table-cell>
          <table:table-cell office:value-type="string">
            <text:p>People who are sensitive to ozone (O3) or particulate matter (PM10 and PM2.5) may experience eye irritation and respiratory symptoms such as coughing, airway irritation, coughing up phlegm, shortness of breath, or wheezing.</text:p>
          </table:table-cell>
          <table:table-cell office:value-type="string">
            <text:p><text:span text:style-name="T1">Outdoor physical activities such as light jogging, brisk walking, or cycling, skateboarding, rollerblading, and scootering are all possible.</text:span></text:p>
            <text:p><text:span text:style-name="T1">Reduce vigorous outdoor physical activities such as aerobic exercise, soccer, basketball, volleyball, athletics, cycling, or running.</text:span></text:p>
            <text:p><text:span text:style-name="T1">If you have any symptoms or discomfort or have questions, seek the advice of your doctor.</text:span></text:p>
            <text:p><text:span text:style-name="T1">Stay informed about the evolution of air quality.</text:span></text:p>
          </table:table-cell>
          <table:table-cell office:value-type="string">
            <text:p><text:span text:style-name="T1">Enjoy outdoor activities.</text:span></text:p>
            <text:p><text:span text:style-name="T1">Stay informed about the evolution of air quality.</text:span></text:p>
          </table:table-cell>
          <table:table-cell office:value-type="string">
            <text:p><text:span text:style-name="T1">Enjoy outdoor activities.</text:span></text:p>
            <text:p><text:span text:style-name="T1">Stay informed about the evolution of air quality.</text:span></text:p>
          </table:table-cell>
          <table:table-cell office:value-type="string">
            <text:p>Yellow</text:p>
          </table:table-cell>
          <table:table-cell office:value-type="string">
            <text:p>#FFFF00 </text:p>
          </table:table-cell>
        </table:table-row>
        <table:table-row table:style-name="ro2">
          <table:table-cell office:value-type="string">
            <text:p>Bad</text:p>
          </table:table-cell>
          <table:table-cell office:value-type="string">
            <text:p>High</text:p>
          </table:table-cell>
          <table:table-cell office:value-type="string">
            <text:p>It is unlikely that health will be affected.</text:p>
          </table:table-cell>
          <table:table-cell office:value-type="string">
            <text:p>Increased risk of respiratory symptoms and/or decreased lung function.</text:p>
          </table:table-cell>
          <table:table-cell office:value-type="string">
            <text:p>Outdoor physical activities such as light jogging, brisk walking, or cycling, skateboarding, rollerblading, and scootering are all possible; increase rest periods.</text:p>
            <text:p>Reduce vigorous outdoor physical activities such as aerobic exercise, soccer, basketball, volleyball, athletics, cycling, etc.</text:p>
            <text:p>If respiratory or cardiac symptoms occur, stop the activity and see your doctor.</text:p>
            <text:p>Stay informed about the evolution of air quality.</text:p>
          </table:table-cell>
          <table:table-cell office:value-type="string">
            <text:p>Outdoor physical activities such as light jogging, brisk walking, or cycling, skateboarding, rollerblading, and scootering are all possible; increase rest periods.</text:p>
            <text:p>Reduce vigorous outdoor physical activities such as aerobic exercise, soccer, basketball, volleyball, athletics, cycling, etc.</text:p>
            <text:p>If respiratory or cardiac symptoms occur, stop the activity and see your doctor.</text:p>
            <text:p>Stay informed about the evolution of air quality.</text:p>
          </table:table-cell>
          <table:table-cell table:style-name="ce2" office:value-type="string">
            <text:p><text:span text:style-name="T1">Outdoor activities are possible. If you have symptoms such as coughing or shortness of breath, take more breaks and do less vigorous activities.</text:span></text:p>
            <text:p><text:span text:style-name="T1">Stay informed about the evolution of air quality.</text:span></text:p>
            <text:p><text:span text:style-name="T3"/></text:p>
          </table:table-cell>
          <table:table-cell office:value-type="string">
            <text:p>Orange</text:p>
          </table:table-cell>
          <table:table-cell office:value-type="string">
            <text:p>#FF7E00 </text:p>
          </table:table-cell>
        </table:table-row>
        <table:table-row table:style-name="ro2">
          <table:table-cell office:value-type="string">
            <text:p>Very bad</text:p>
          </table:table-cell>
          <table:table-cell office:value-type="string">
            <text:p>Very high</text:p>
          </table:table-cell>
          <table:table-cell office:value-type="string">
            <text:p>Health damage may occur.</text:p>
          </table:table-cell>
          <table:table-cell office:value-type="string">
            <text:p>They may experience worsening of asthma, chronic obstructive pulmonary disease or cardiovascular event and increased likelihood of premature death in people with chronic obstructive pulmonary disease and heart disease.</text:p>
          </table:table-cell>
          <table:table-cell office:value-type="string">
            <text:p><text:span text:style-name="T1">Physical activity is possible indoors, as long as it is a smoke-free space.</text:span></text:p>
            <text:p><text:span text:style-name="T1">Avoid vigorous and moderate physical activity, as well as spending time outdoors.</text:span></text:p>
            <text:p><text:span text:style-name="T1">If you have any symptoms or discomfort or have any questions, seek the advice of your doctor.</text:span></text:p>
            <text:p><text:span text:style-name="T1">Find out about the evolution of air quality.</text:span></text:p>
          </table:table-cell>
          <table:table-cell office:value-type="string">
            <text:p><text:span text:style-name="T1">Reduce outdoor physical activity and preferably do it indoors, as long as it is a smoke-free space.</text:span></text:p>
            <text:p><text:span text:style-name="T1">Avoid vigorous or prolonged physical activity outdoors.</text:span></text:p>
            <text:p><text:span text:style-name="T1">Stay informed about the evolution of air quality.</text:span></text:p>
          </table:table-cell>
          <table:table-cell office:value-type="string">
            <text:p><text:span text:style-name="T1">Reduce outdoor physical activity and preferably do it indoors, as long as it is a smoke-free space.</text:span></text:p>
            <text:p><text:span text:style-name="T1">Avoid vigorous or prolonged physical activity outdoors.</text:span></text:p>
            <text:p><text:span text:style-name="T1">Stay informed about the evolution of air quality.</text:span></text:p>
          </table:table-cell>
          <table:table-cell office:value-type="string">
            <text:p>Red</text:p>
          </table:table-cell>
          <table:table-cell office:value-type="string">
            <text:p>#FF0000 </text:p>
          </table:table-cell>
        </table:table-row>
        <table:table-row table:style-name="ro3">
          <table:table-cell office:value-type="string">
            <text:p>Extremely bad</text:p>
          </table:table-cell>
          <table:table-cell office:value-type="string">
            <text:p>Extremely high</text:p>
          </table:table-cell>
          <table:table-cell table:number-columns-repeated="2" office:value-type="string">
            <text:p>Anyone is more likely to be affected by serious health effects.</text:p>
          </table:table-cell>
          <table:table-cell office:value-type="string">
            <text:p><text:span text:style-name="T2">Stay indoors where you can do physical activities, reschedule your outdoor activities and if you have respiratory and/or cardiac symptoms, see a doctor.</text:span></text:p>
            <text:p><text:span text:style-name="T2">Stay informed about the evolution of air quality.</text:span></text:p>
          </table:table-cell>
          <table:table-cell office:value-type="string">
            <text:p><text:span text:style-name="T2">Stay indoors where you can do physical activities, reschedule your outdoor activities and if you have respiratory and/or cardiac symptoms, see a doctor.</text:span></text:p>
            <text:p><text:span text:style-name="T2">Stay informed about the evolution of air quality.</text:span></text:p>
          </table:table-cell>
          <table:table-cell office:value-type="string">
            <text:p><text:span text:style-name="T2">Stay indoors where you can do physical activities, reschedule your outdoor activities and if you have respiratory and/or cardiac symptoms, see a doctor.</text:span></text:p>
            <text:p><text:span text:style-name="T2">Stay informed about the evolution of air quality.</text:span></text:p>
          </table:table-cell>
          <table:table-cell office:value-type="string">
            <text:p>Purple</text:p>
          </table:table-cell>
          <table:table-cell office:value-type="string">
            <text:p>#8F3F97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Arial" style:font-family-generic="swiss"/>
    <style:font-face style:name="Arial" svg:font-family="Arial" style:font-family-generic="swiss" style:font-pitch="variable"/>
    <style:font-face style:name="Arial2" svg:font-family="Arial, 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13">01/13/2025</text:date>, <text:time>12:57: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51M28S</meta:editing-duration>
    <meta:editing-cycles>28</meta:editing-cycles>
    <meta:generator>OpenOffice/4.1.15$Win32 OpenOffice.org_project/4115m2$Build-9813</meta:generator>
    <dc:date>2025-01-13T12:57:45.28</dc:date>
    <dc:creator>Tsvetina Kirova</dc:creator>
    <meta:document-statistic meta:table-count="1" meta:cell-count="54" meta:object-count="0"/>
    <meta:user-defined meta:name="Info 1"/>
    <meta:user-defined meta:name="Info 2"/>
    <meta:user-defined meta:name="Info 3"/>
    <meta:user-defined meta:name="Info 4"/>
  </office:meta>
</office:document-meta>
</file>